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s" fo:country="ES" officeooo:paragraph-rsid="0004053f"/>
    </style:style>
    <style:style style:name="P2" style:family="paragraph" style:parent-style-name="Text_20_body">
      <style:text-properties officeooo:rsid="0004053f" officeooo:paragraph-rsid="0004053f"/>
    </style:style>
    <style:style style:name="P3" style:family="paragraph" style:parent-style-name="Text_20_body">
      <style:text-properties officeooo:rsid="00059ee9" officeooo:paragraph-rsid="00059ee9"/>
    </style:style>
    <style:style style:name="P4" style:family="paragraph" style:parent-style-name="Text_20_body">
      <style:text-properties officeooo:rsid="00075223" officeooo:paragraph-rsid="00075223"/>
    </style:style>
    <style:style style:name="P5" style:family="paragraph" style:parent-style-name="Text_20_body">
      <style:text-properties officeooo:rsid="00089bd3" officeooo:paragraph-rsid="00089bd3"/>
    </style:style>
    <style:style style:name="P6" style:family="paragraph" style:parent-style-name="Text_20_body">
      <style:text-properties officeooo:rsid="0009d1e9" officeooo:paragraph-rsid="0009d1e9"/>
    </style:style>
    <style:style style:name="P7" style:family="paragraph" style:parent-style-name="Text_20_body">
      <style:text-properties officeooo:rsid="000a2f13" officeooo:paragraph-rsid="000a2f13"/>
    </style:style>
    <style:style style:name="P8" style:family="paragraph" style:parent-style-name="Text_20_body" style:list-style-name="L1">
      <style:text-properties fo:language="es" fo:country="ES" officeooo:rsid="00041544" officeooo:paragraph-rsid="00089bd3"/>
    </style:style>
    <style:style style:name="P9" style:family="paragraph" style:parent-style-name="Text_20_body">
      <style:text-properties fo:language="es" fo:country="ES" officeooo:rsid="00041544" officeooo:paragraph-rsid="00089bd3"/>
    </style:style>
    <style:style style:name="P10" style:family="paragraph" style:parent-style-name="Text_20_body">
      <style:text-properties officeooo:rsid="00089bd3" officeooo:paragraph-rsid="00089bd3"/>
    </style:style>
    <style:style style:name="P11" style:family="paragraph" style:parent-style-name="Text_20_body">
      <style:text-properties officeooo:rsid="000a3b61" officeooo:paragraph-rsid="000a3b61"/>
    </style:style>
    <style:style style:name="P12" style:family="paragraph" style:parent-style-name="Text_20_body">
      <style:text-properties officeooo:rsid="000a763a" officeooo:paragraph-rsid="000a763a"/>
    </style:style>
    <style:style style:name="P13" style:family="paragraph" style:parent-style-name="Text_20_body">
      <style:text-properties officeooo:paragraph-rsid="000cd691"/>
    </style:style>
    <style:style style:name="P14" style:family="paragraph" style:parent-style-name="Heading_20_1">
      <style:text-properties officeooo:rsid="0004053f" officeooo:paragraph-rsid="0004053f"/>
    </style:style>
    <style:style style:name="P15" style:family="paragraph" style:parent-style-name="Heading_20_1">
      <style:text-properties officeooo:rsid="000cd691" officeooo:paragraph-rsid="000cd691"/>
    </style:style>
    <style:style style:name="P16" style:family="paragraph" style:parent-style-name="Heading_20_1">
      <style:paragraph-properties fo:break-before="page"/>
      <style:text-properties officeooo:rsid="000a763a" officeooo:paragraph-rsid="000a763a"/>
    </style:style>
    <style:style style:name="T1" style:family="text">
      <style:text-properties officeooo:rsid="0004053f"/>
    </style:style>
    <style:style style:name="T2" style:family="text">
      <style:text-properties officeooo:rsid="0006ef73"/>
    </style:style>
    <style:style style:name="T3" style:family="text">
      <style:text-properties officeooo:rsid="000a3b61"/>
    </style:style>
    <style:style style:name="T4" style:family="text">
      <style:text-properties officeooo:rsid="000bdf9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text:span text:style-name="T1">2</text:span>. <text:span text:style-name="T1">Web i Recursos Multimèdia</text:span></text:p>
      <text:h text:style-name="P14" text:outline-level="1">Desarrollo</text:h>
      <text:p text:style-name="P2">Primero se ha empezado con la actualización del parcel v2. Tras comprobar que se ha actualizado correctamente y que la web se visualiza correctamente se ha procedido a crear el logo de la página.</text:p>
      <text:p text:style-name="P2">Este logo se ha realizado en gimp, creando una forma que se parezca mínimamente a la isla de Mallorca. Se ha exportado a .png y luego convertido a svg con Inkscape. Después este logo se ha insertado en la web como logo de la web y en el header. En el header se le ha aplicado un clip-path de circulo para que no fuese una imagen cuadrada y cumplir el objetivo de que en la portada hubiese una imagen con clip-path. También se le ha aplicado el clip-path a las imágenes de dentro del carrusel de la portada.</text:p>
      <text:p text:style-name="P2">El logo se ha hecho convirtiendo un png por facilidad de creación.</text:p>
      <text:p text:style-name="P3">Tras esto, se añadieron los enlaces a todas las páginas en el footer, aumentando el tamaño de este para que cupiesen. <text:span text:style-name="T2">Se añadió el logo de la web con escalado relativo a la altura del footer.</text:span></text:p>
      <text:p text:style-name="P4">Tras esto se instaló el fontawesome a través de npm y realizados los cambios en el código para que utilizará el recurso en vez del enlace al CDN. Se comprueba que el logo del menú y las flechas para cambiar de página de detalle funcionen correctamente.</text:p>
      <text:p text:style-name="P5">Para la página de detalle se ha usado el tag &lt;picture&gt; y 2 imágenes de tamaños diferentes para móvil y escritorio.</text:p>
      <text:p text:style-name="P11">Para la de presentación se ha añadido un svg con el escudo de Palma de Mallorca y se le ha añadido una transición que hace que crezca en tamaño al pasar el cursor por encima. Esta decisión se ha tomado porque parecía la transición que chocaba menos con el contenido de la página.</text:p>
      <text:p text:style-name="P6">Al pasar el checkeo de contraste de <text:a xlink:type="simple" xlink:href="https://color.a11y.com/" text:style-name="Internet_20_link" text:visited-style-name="Visited_20_Internet_20_Link">https://color.a11y.com/</text:a> se ha detectado un error en la página de categoría, pero parece que es a causa del texto blanco en las imágenes de detalle, ya que reconoce el fondo gris del cuerpo de la web como su color de fondo.</text:p>
      <text:p text:style-name="P7">Al pasar por el checkeo general de <text:a xlink:type="simple" xlink:href="https://www.powermapper.com/products/sortsite/checks/accessibility-checks/" text:style-name="Internet_20_link" text:visited-style-name="Visited_20_Internet_20_Link">https://www.powermapper.com/products/sortsite/checks/accessibility-checks/</text:a> se han detectado errores de <text:span text:style-name="T3">estándares</text:span> con el cursor, pero parece que en algún momento cambia la propiedad default por hand y parece que no es válida. Puede ser cosa del parcel que lo ha cambiado, porque default <text:span text:style-name="T3">sí </text:span>es válido. También menciona problemas con el buscador Bing, que la página contiene más de un h1 y problemas de compatibilidad con IE11 o anteriores. </text:p>
      <text:p text:style-name="P5">Los enlaces al repositorio y netlify son:</text:p>
      <text:list xml:id="list949718076" text:style-name="L1">
        <text:list-item>
          <text:p text:style-name="P8"><text:a xlink:type="simple" xlink:href="https://github.com/kuraudo/hhyc" text:style-name="Internet_20_link" text:visited-style-name="Visited_20_Internet_20_Link">https://github.com/kuraudo/hhyc</text:a></text:p>
        </text:list-item>
        <text:list-item>
          <text:p text:style-name="P8"><text:a xlink:type="simple" xlink:href="https://master--competent-murdock-b2725d.netlify.app/" text:style-name="Internet_20_link" text:visited-style-name="Visited_20_Internet_20_Link">https://master--competent-murdock-b2725d.netlify.app/</text:a></text:p>
        </text:list-item>
      </text:list>
      <text:p text:style-name="P9"/>
      <text:h text:style-name="P16" text:outline-level="1">Problemáticas</text:h>
      <text:p text:style-name="P12">En general no ha habido ningún problema, ya que se tenía mucho trabajo adelantado de la primera PEC.<text:line-break/>Uno de los problemas es que al hacer import de fontawesome se ha de importar el .css en específico y no dejaba importar la carpeta y especificar el css en los html. Al final importando el css específico, se ha evitado usar importar el css en cada página.</text:p>
      <text:p text:style-name="P12">En cuánto a la transición css del svg de la página de presentación se ha optado por la menos intrusiva con el resto de diseño, agrandar el svg.</text:p>
      <text:p text:style-name="P12">De los errores del chequeo, no entiendo de dónde sale el error del cursor, ya que en el css está como default y falla porque en algún momento se pone como hand. He obviado este error junto con el que la página tenga elementos no compatibles con IE antiguos, ya que no es recomendable usarlos.</text:p>
      <text:p text:style-name="P12">Del tema de Bing, entiendo que es algo específico de SEO para ese <text:span text:style-name="T4">buscador</text:span>, pero no veo la utilidad de limitarme el número de tags h1 en el html.</text:p>
      <text:h text:style-name="P15" text:outline-level="1">Mejoras en peso de imágenes</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7T08:30:58.210000000</meta:creation-date>
    <dc:date>2021-12-07T12:20:41.138000000</dc:date>
    <meta:editing-duration>PT3H38M38S</meta:editing-duration>
    <meta:editing-cycles>11</meta:editing-cycles>
    <meta:generator>LibreOffice/6.1.5.2$Windows_x86 LibreOffice_project/90f8dcf33c87b3705e78202e3df5142b201bd805</meta:generator>
    <meta:document-statistic meta:table-count="0" meta:image-count="0" meta:object-count="0" meta:page-count="2" meta:paragraph-count="20" meta:word-count="622" meta:character-count="3478" meta:non-whitespace-character-count="2878"/>
  </office:meta>
</office:document-meta>
</file>